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5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2.8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fo:min-height="1.35cm"/>
    </style:style>
    <style:style style:name="gr8" style:family="graphic" style:parent-style-name="standard">
      <style:graphic-properties fo:min-height="3.55cm"/>
    </style:style>
    <style:style style:name="gr9" style:family="graphic" style:parent-style-name="standard">
      <style:graphic-properties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stroke="none" draw:fill="none" fo:min-height="0.87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3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draw:fill="none" fo:min-height="1.423cm"/>
    </style:style>
    <style:style style:name="pr1" style:family="presentation" style:parent-style-name="Padrão-title">
      <style:graphic-properties fo:min-height="2.63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2.63cm"/>
    </style:style>
    <style:style style:name="pr5" style:family="presentation" style:parent-style-name="Padrão-subtitle" style:list-style-name="L3">
      <style:graphic-properties draw:fill-color="#ffffff" draw:textarea-vertical-align="top" draw:auto-grow-height="true" fo:min-height="3.115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subtitle">
      <style:graphic-properties draw:fill-color="#ffffff" draw:textarea-vertical-align="top" draw:auto-grow-height="true" fo:min-height="6.315cm"/>
    </style:style>
    <style:style style:name="pr8" style:family="presentation" style:parent-style-name="Padrão-subtitle">
      <style:graphic-properties draw:fill-color="#ffffff" draw:textarea-vertical-align="top" draw:auto-grow-height="true" fo:min-height="6.2cm"/>
    </style:style>
    <style:style style:name="pr9" style:family="presentation" style:parent-style-name="Padrão-subtitle">
      <style:graphic-properties draw:fill-color="#ffffff" draw:textarea-vertical-align="top" draw:auto-grow-height="true" fo:min-height="4.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size="18pt" style:font-size-asian="32pt" style:font-size-complex="32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3cm" svg:x="1.4cm" svg:y="3.527cm" presentation:class="title" presentation:user-transformed="true">
          <draw:text-box>
            <text:p>Vetores, Matrizes e Estruturas de Dados em Assembly</text:p>
          </draw:text-box>
        </draw:frame>
        <draw:frame presentation:style-name="pr2" draw:layer="layout" svg:width="18.399cm" svg:height="4.219cm" svg:x="4.001cm" svg:y="7.881cm" presentation:class="outline" presentation:user-transformed="true">
          <draw:text-box>
            <text:list text:style-name="L2">
              <text:list-header>
                <text:p>Prof. Ronaldo Luiz Alonso</text:p>
                <text:p>Ciência da Computação – UFM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strutura de Dados</text:p>
          </draw:text-box>
        </draw:frame>
        <draw:frame presentation:style-name="pr5" draw:text-style-name="P3" draw:layer="layout" svg:width="25.4cm" svg:height="4.721cm" svg:x="1.4cm" svg:y="3.685cm" presentation:class="subtitle" presentation:user-transformed="true">
          <draw:text-box>
            <text:p text:style-name="P2"><text:span text:style-name="T1">Modo de </text:span><text:span text:style-name="T1">armazenamento na </text:span><text:span text:style-name="T1">memória: Os </text:span><text:span text:style-name="T1">elementos de uma </text:span><text:span text:style-name="T1">estrutura de dados </text:span><text:span text:style-name="T1">estão dispostos de </text:span><text:span text:style-name="T1">forma contígua na </text:span><text:span text:style-name="T1">memória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9.917cm" svg:height="7.804cm" svg:x="0.8cm" svg:y="6.4cm">
          <draw:text-box>
            <text:p text:style-name="P2"><text:span text:style-name="T1">Estrutura de dados </text:span><text:span text:style-name="T1">em C</text:span></text:p>
            <text:p text:style-name="P2"><text:span text:style-name="T1"><text:s/></text:span></text:p>
            <text:p text:style-name="P2"><text:span text:style-name="T2">struct</text:span><text:span text:style-name="T1"> empregado {</text:span></text:p>
            <text:p text:style-name="P2"><text:span text:style-name="T1"><text:s text:c="10"/></text:span><text:span text:style-name="T2">float</text:span><text:span text:style-name="T1"> salario;</text:span></text:p>
            <text:p text:style-name="P2"><text:span text:style-name="T1"><text:s text:c="10"/></text:span><text:span text:style-name="T2">char</text:span><text:span text:style-name="T1"> nome[64]; </text:span></text:p>
            <text:p text:style-name="P2"><text:span text:style-name="T1"><text:s text:c="10"/></text:span><text:span text:style-name="T2">int</text:span><text:span text:style-name="T1"> <text:s text:c="3"/>idade;</text:span></text:p>
            <text:p text:style-name="P2"><text:span text:style-name="T1"><text:s text:c="10"/></text:span><text:span text:style-name="T2">char</text:span><text:span text:style-name="T1"> sexo; <text:s text:c="7"/></text:span><text:span text:style-name="T1"><text:s/></text:span></text:p>
            <text:p text:style-name="P2"><text:span text:style-name="T1">}; </text:span></text:p>
          </draw:text-box>
        </draw:frame>
        <draw:frame draw:style-name="gr2" draw:text-style-name="P4" draw:layer="layout" svg:width="9.917cm" svg:height="7.804cm" svg:x="13.6cm" svg:y="6.596cm">
          <draw:text-box>
            <text:p text:style-name="P2"><text:span text:style-name="T1">Variável em C</text:span></text:p>
            <text:p text:style-name="P2"><text:span text:style-name="T1"><text:s/></text:span></text:p>
            <text:p text:style-name="P2"><text:span text:style-name="T2">struct</text:span><text:span text:style-name="T1"> empregado </text:span><text:span text:style-name="T1">em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presentation:style-name="pr4" draw:layer="layout" svg:width="25.199cm" svg:height="2.63cm" svg:x="1.4cm" svg:y="0.627cm" presentation:class="title">
          <draw:text-box>
            <text:p>Estruturas de dados</text:p>
          </draw:text-box>
        </draw:frame>
        <draw:frame presentation:style-name="pr7" draw:text-style-name="P3" draw:layer="layout" svg:width="10cm" svg:height="7.553cm" svg:x="1.2cm" svg:y="7.4cm" presentation:class="subtitle" presentation:user-transformed="true">
          <draw:text-box>
            <text:p text:style-name="P2"><text:span text:style-name="T1"><text:s text:c="5"/></text:span><text:span text:style-name="T2">struct</text:span><text:span text:style-name="T1"> empregado </text:span><text:span text:style-name="T1">{</text:span></text:p>
            <text:p text:style-name="P2"><text:span text:style-name="T1"><text:s text:c="10"/></text:span><text:span text:style-name="T2">float</text:span><text:span text:style-name="T1"> salario;</text:span></text:p>
            <text:p text:style-name="P2"><text:span text:style-name="T1"><text:s text:c="10"/></text:span><text:span text:style-name="T2">char</text:span><text:span text:style-name="T1"> nome[64]; </text:span></text:p>
            <text:p text:style-name="P2"><text:span text:style-name="T1"><text:s text:c="10"/></text:span><text:span text:style-name="T2">int</text:span><text:span text:style-name="T1"> <text:s text:c="3"/>idade;</text:span></text:p>
            <text:p text:style-name="P2"><text:span text:style-name="T1"><text:s text:c="10"/></text:span><text:span text:style-name="T2">char</text:span><text:span text:style-name="T1"> sexo; <text:s text:c="7"/></text:span><text:span text:style-name="T1"><text:s/></text:span></text:p>
            <text:p text:style-name="P2"><text:span text:style-name="T1">}; 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8" draw:text-style-name="P3" draw:layer="layout" svg:width="10cm" svg:height="6.609cm" svg:x="14.6cm" svg:y="7.2cm">
          <draw:text-box>
            <text:p text:style-name="P2"><text:span text:style-name="T1"><text:s/></text:span><text:span text:style-name="T1">struc <text:s text:c="2"/>empregado</text:span></text:p>
            <text:p text:style-name="P2"><text:span text:style-name="T1">.salario <text:s text:c="5"/>resd <text:s text:c="3"/>1</text:span></text:p>
            <text:p text:style-name="P2"><text:span text:style-name="T1">.nome <text:s text:c="8"/>resb <text:s text:c="3"/>64</text:span></text:p>
            <text:p text:style-name="P2"><text:span text:style-name="T1">.idade <text:s text:c="7"/>resd <text:s text:c="3"/>1</text:span></text:p>
            <text:p text:style-name="P2"><text:span text:style-name="T1">.sexo <text:s text:c="8"/>resb <text:s text:c="3"/>1</text:span></text:p>
            <text:p text:style-name="P2"><text:span text:style-name="T1"><text:s/></text:span><text:span text:style-name="T1">endstruc</text:span></text:p>
            <text:p text:style-name="P2"><text:span text:style-name="T1"/></text:p>
          </draw:text-box>
        </draw:frame>
        <draw:frame draw:style-name="gr3" draw:text-style-name="P6" draw:layer="layout" svg:width="2.267cm" svg:height="0.962cm" svg:x="2cm" svg:y="4.2cm">
          <draw:text-box>
            <text:p>Em C:</text:p>
          </draw:text-box>
        </draw:frame>
        <draw:frame draw:style-name="gr3" draw:text-style-name="P6" draw:layer="layout" svg:width="6.247cm" svg:height="0.962cm" svg:x="14.6cm" svg:y="4cm">
          <draw:text-box>
            <text:p>Em Assembly nasm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frame presentation:style-name="pr4" draw:layer="layout" svg:width="25.199cm" svg:height="2.63cm" svg:x="1.4cm" svg:y="0.627cm" presentation:class="title">
          <draw:text-box>
            <text:p>Estruturas de dados</text:p>
          </draw:text-box>
        </draw:frame>
        <draw:frame presentation:style-name="pr7" draw:text-style-name="P3" draw:layer="layout" svg:width="10cm" svg:height="7.553cm" svg:x="1.2cm" svg:y="7.4cm" presentation:class="subtitle" presentation:user-transformed="true">
          <draw:text-box>
            <text:p text:style-name="P2"><text:span text:style-name="T1"><text:s text:c="5"/></text:span><text:span text:style-name="T2">struct</text:span><text:span text:style-name="T1"> empregado </text:span><text:span text:style-name="T1">{</text:span></text:p>
            <text:p text:style-name="P2"><text:span text:style-name="T1"><text:s text:c="10"/></text:span><text:span text:style-name="T2">float</text:span><text:span text:style-name="T1"> salario;</text:span></text:p>
            <text:p text:style-name="P2"><text:span text:style-name="T1"><text:s text:c="10"/></text:span><text:span text:style-name="T2">char</text:span><text:span text:style-name="T1"> nome[64]; </text:span></text:p>
            <text:p text:style-name="P2"><text:span text:style-name="T1"><text:s text:c="10"/></text:span><text:span text:style-name="T2">int</text:span><text:span text:style-name="T1"> <text:s text:c="3"/>idade;</text:span></text:p>
            <text:p text:style-name="P2"><text:span text:style-name="T1"><text:s text:c="10"/></text:span><text:span text:style-name="T2">char</text:span><text:span text:style-name="T1"> sexo; <text:s text:c="7"/></text:span><text:span text:style-name="T1"><text:s/></text:span></text:p>
            <text:p text:style-name="P2"><text:span text:style-name="T1">}; 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8" draw:text-style-name="P3" draw:layer="layout" svg:width="10cm" svg:height="6.609cm" svg:x="14.6cm" svg:y="7.2cm">
          <draw:text-box>
            <text:p text:style-name="P2"><text:span text:style-name="T1"><text:s/></text:span><text:span text:style-name="T1">struc <text:s text:c="2"/>empregado</text:span></text:p>
            <text:p text:style-name="P2"><text:span text:style-name="T1"><text:s text:c="3"/></text:span><text:span text:style-name="T1">salario <text:s text:c="5"/>resd <text:s text:c="3"/>1</text:span></text:p>
            <text:p text:style-name="P2"><text:span text:style-name="T1"><text:s text:c="3"/></text:span><text:span text:style-name="T1">nome <text:s text:c="8"/>resb <text:s text:c="3"/></text:span><text:span text:style-name="T1">64</text:span></text:p>
            <text:p text:style-name="P2"><text:span text:style-name="T1"><text:s text:c="3"/></text:span><text:span text:style-name="T1">idade <text:s text:c="7"/>resd <text:s text:c="3"/>1</text:span></text:p>
            <text:p text:style-name="P2"><text:span text:style-name="T1"><text:s text:c="3"/></text:span><text:span text:style-name="T1">sexo <text:s text:c="8"/>resb <text:s text:c="3"/>1</text:span></text:p>
            <text:p text:style-name="P2"><text:span text:style-name="T1"><text:s/></text:span><text:span text:style-name="T1">endstruc</text:span></text:p>
            <text:p text:style-name="P2"><text:span text:style-name="T1"/></text:p>
          </draw:text-box>
        </draw:frame>
        <draw:frame draw:style-name="gr3" draw:text-style-name="P6" draw:layer="layout" svg:width="2.267cm" svg:height="0.962cm" svg:x="2cm" svg:y="4.2cm">
          <draw:text-box>
            <text:p>Em C:</text:p>
          </draw:text-box>
        </draw:frame>
        <draw:frame draw:style-name="gr3" draw:text-style-name="P6" draw:layer="layout" svg:width="6.247cm" svg:height="0.962cm" svg:x="14.6cm" svg:y="4cm">
          <draw:text-box>
            <text:p>Em Assembly nasm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struturas de dados</text:p>
          </draw:text-box>
        </draw:frame>
        <draw:frame presentation:style-name="pr8" draw:text-style-name="P3" draw:layer="layout" svg:width="10cm" svg:height="6.609cm" svg:x="0.8cm" svg:y="3.6cm">
          <draw:text-box>
            <text:p text:style-name="P2"><text:span text:style-name="T1"><text:s/></text:span><text:span text:style-name="T1">struc <text:s text:c="2"/>empregado</text:span></text:p>
            <text:p text:style-name="P2"><text:span text:style-name="T1"><text:s text:c="3"/></text:span><text:span text:style-name="T1">salario <text:s text:c="5"/>resd <text:s text:c="3"/>1</text:span></text:p>
            <text:p text:style-name="P2"><text:span text:style-name="T1"><text:s text:c="3"/></text:span><text:span text:style-name="T1">nome <text:s text:c="8"/>resb <text:s text:c="3"/></text:span><text:span text:style-name="T1">64</text:span></text:p>
            <text:p text:style-name="P2"><text:span text:style-name="T1"><text:s text:c="3"/></text:span><text:span text:style-name="T1">idade <text:s text:c="7"/>resd <text:s text:c="3"/>1</text:span></text:p>
            <text:p text:style-name="P2"><text:span text:style-name="T1"><text:s text:c="3"/></text:span><text:span text:style-name="T1">sexo <text:s text:c="8"/>resb <text:s text:c="3"/>1</text:span></text:p>
            <text:p text:style-name="P2"><text:span text:style-name="T1"><text:s/></text:span><text:span text:style-name="T1">endstruc</text:span></text:p>
            <text:p text:style-name="P2"><text:span text:style-name="T1"/></text:p>
          </draw:text-box>
        </draw:frame>
        <draw:frame draw:style-name="gr4" draw:text-style-name="P7" draw:layer="layout" svg:width="8.939cm" svg:height="3.096cm" svg:x="1.061cm" svg:y="11.504cm">
          <draw:text-box>
            <text:p><text:s/>os offsets são salario = 0 </text:p>
            <text:p><text:s text:c="24"/>nome = 4</text:p>
            <text:p><text:s text:c="24"/>idade = 68</text:p>
            <text:p><text:s text:c="24"/>sexo <text:s/>= 72</text:p>
          </draw:text-box>
        </draw:frame>
        <draw:frame draw:style-name="gr5" draw:text-style-name="P6" draw:layer="layout" svg:width="4.901cm" svg:height="1.2cm" svg:x="12.699cm" svg:y="3.4cm">
          <draw:text-box>
            <text:p>salario = x+0</text:p>
          </draw:text-box>
        </draw:frame>
        <draw:frame draw:style-name="gr6" draw:text-style-name="P6" draw:layer="layout" svg:width="0.502cm" svg:height="1.187cm" svg:x="20.701cm" svg:y="4.3cm">
          <draw:text-box>
            <text:p/>
          </draw:text-box>
        </draw:frame>
        <draw:frame draw:style-name="gr7" draw:layer="layout" svg:width="4.499cm" svg:height="1.6cm" svg:x="20.301cm" svg:y="3.3cm">
          <draw:text-box>
            <text:p/>
          </draw:text-box>
        </draw:frame>
        <draw:frame draw:style-name="gr8" draw:layer="layout" svg:width="4.499cm" svg:height="3.8cm" svg:x="20.301cm" svg:y="4.9cm">
          <draw:text-box>
            <text:p/>
          </draw:text-box>
        </draw:frame>
        <draw:frame draw:style-name="gr9" draw:layer="layout" svg:width="4.499cm" svg:height="1cm" svg:x="20.301cm" svg:y="10.3cm">
          <draw:text-box>
            <text:p/>
          </draw:text-box>
        </draw:frame>
        <draw:frame draw:style-name="gr7" draw:layer="layout" svg:width="4.499cm" svg:height="1.6cm" svg:x="20.302cm" svg:y="8.7cm">
          <draw:text-box>
            <text:p/>
          </draw:text-box>
        </draw:frame>
        <draw:frame draw:style-name="gr10" draw:text-style-name="P6" draw:layer="layout" svg:width="1.6cm" svg:height="1cm" svg:x="24.9cm" svg:y="3.2cm">
          <draw:text-box>
            <text:p><text:s/>x</text:p>
          </draw:text-box>
        </draw:frame>
        <draw:frame draw:style-name="gr10" draw:text-style-name="P6" draw:layer="layout" svg:width="2.1cm" svg:height="1cm" svg:x="24.9cm" svg:y="4.8cm">
          <draw:text-box>
            <text:p><text:s/>x+4</text:p>
          </draw:text-box>
        </draw:frame>
        <draw:frame draw:style-name="gr11" draw:text-style-name="P7" draw:layer="layout" svg:width="5.568cm" svg:height="1.121cm" svg:x="12.832cm" svg:y="4.879cm">
          <draw:text-box>
            <text:p>nome = x+4 </text:p>
          </draw:text-box>
        </draw:frame>
        <draw:frame draw:style-name="gr11" draw:text-style-name="P7" draw:layer="layout" svg:width="5.568cm" svg:height="1.121cm" svg:x="12.832cm" svg:y="8.58cm">
          <draw:text-box>
            <text:p>idade = x+68 </text:p>
          </draw:text-box>
        </draw:frame>
        <draw:frame draw:style-name="gr11" draw:text-style-name="P7" draw:layer="layout" svg:width="5.568cm" svg:height="1.121cm" svg:x="12.832cm" svg:y="10.181cm">
          <draw:text-box>
            <text:p>sexo = x+72</text:p>
          </draw:text-box>
        </draw:frame>
        <draw:line draw:style-name="gr12" draw:text-style-name="P8" draw:layer="layout" svg:x1="16.8cm" svg:y1="3.8cm" svg:x2="20cm" svg:y2="3.6cm">
          <text:p/>
        </draw:line>
        <draw:line draw:style-name="gr12" draw:text-style-name="P8" draw:layer="layout" svg:x1="16.8cm" svg:y1="5.4cm" svg:x2="20cm" svg:y2="5.2cm">
          <text:p/>
        </draw:line>
        <draw:line draw:style-name="gr12" draw:text-style-name="P8" draw:layer="layout" svg:x1="17cm" svg:y1="9cm" svg:x2="20.2cm" svg:y2="8.8cm">
          <text:p/>
        </draw:line>
        <draw:line draw:style-name="gr12" draw:text-style-name="P8" draw:layer="layout" svg:x1="17cm" svg:y1="10.6cm" svg:x2="20.2cm" svg:y2="10.4cm">
          <text:p/>
        </draw:line>
        <draw:frame draw:style-name="gr10" draw:text-style-name="P6" draw:layer="layout" svg:width="2.1cm" svg:height="1cm" svg:x="24.9cm" svg:y="8.5cm">
          <draw:text-box>
            <text:p><text:s/>x+68</text:p>
          </draw:text-box>
        </draw:frame>
        <draw:frame draw:style-name="gr10" draw:text-style-name="P6" draw:layer="layout" svg:width="2.1cm" svg:height="1cm" svg:x="24.9cm" svg:y="10cm">
          <draw:text-box>
            <text:p><text:s/>x+7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struturas de dados</text:p>
          </draw:text-box>
        </draw:frame>
        <draw:frame presentation:style-name="pr8" draw:text-style-name="P3" draw:layer="layout" svg:width="10cm" svg:height="6.609cm" svg:x="0.2cm" svg:y="3.6cm">
          <draw:text-box>
            <text:p text:style-name="P2"><text:span text:style-name="T1"><text:s/></text:span><text:span text:style-name="T1">struc <text:s text:c="2"/>empregado</text:span></text:p>
            <text:p text:style-name="P2"><text:span text:style-name="T1"><text:s text:c="3"/></text:span><text:span text:style-name="T1">.salario <text:s text:c="5"/>resd <text:s text:c="3"/>1</text:span></text:p>
            <text:p text:style-name="P2"><text:span text:style-name="T1"><text:s text:c="3"/></text:span><text:span text:style-name="T1">.nome <text:s text:c="8"/>resb <text:s text:c="3"/></text:span><text:span text:style-name="T1">64</text:span></text:p>
            <text:p text:style-name="P2"><text:span text:style-name="T1"><text:s text:c="3"/></text:span><text:span text:style-name="T1">.idade <text:s text:c="7"/>resd <text:s text:c="3"/>1</text:span></text:p>
            <text:p text:style-name="P2"><text:span text:style-name="T1"><text:s text:c="3"/></text:span><text:span text:style-name="T1">.sexo <text:s text:c="8"/>resb <text:s text:c="3"/>1</text:span></text:p>
            <text:p text:style-name="P2"><text:span text:style-name="T1"><text:s/></text:span><text:span text:style-name="T1">endstruc</text:span></text:p>
            <text:p text:style-name="P2"><text:span text:style-name="T1"/></text:p>
          </draw:text-box>
        </draw:frame>
        <draw:frame draw:style-name="gr13" draw:text-style-name="P7" draw:layer="layout" svg:width="13.139cm" svg:height="3.696cm" svg:x="1.061cm" svg:y="11.504cm">
          <draw:text-box>
            <text:p><text:s/>os offsets são empregado.salario = 0 </text:p>
            <text:p><text:s text:c="24"/>empregado.nome = 4</text:p>
            <text:p><text:s text:c="24"/>empregado.idade = 68</text:p>
            <text:p><text:s text:c="24"/>empregado.sexo <text:s/>= 72</text:p>
          </draw:text-box>
        </draw:frame>
        <draw:frame draw:style-name="gr14" draw:text-style-name="P6" draw:layer="layout" svg:width="8.2cm" svg:height="1.673cm" svg:x="9.4cm" svg:y="3.4cm">
          <draw:text-box>
            <text:p>empregado.salario = x+0</text:p>
          </draw:text-box>
        </draw:frame>
        <draw:frame draw:style-name="gr6" draw:text-style-name="P6" draw:layer="layout" svg:width="0.502cm" svg:height="1.187cm" svg:x="20.701cm" svg:y="4.3cm">
          <draw:text-box>
            <text:p/>
          </draw:text-box>
        </draw:frame>
        <draw:frame draw:style-name="gr7" draw:layer="layout" svg:width="4.499cm" svg:height="1.6cm" svg:x="20.301cm" svg:y="3.3cm">
          <draw:text-box>
            <text:p/>
          </draw:text-box>
        </draw:frame>
        <draw:frame draw:style-name="gr8" draw:layer="layout" svg:width="4.499cm" svg:height="3.8cm" svg:x="20.301cm" svg:y="4.9cm">
          <draw:text-box>
            <text:p/>
          </draw:text-box>
        </draw:frame>
        <draw:frame draw:style-name="gr9" draw:layer="layout" svg:width="4.499cm" svg:height="1cm" svg:x="20.301cm" svg:y="10.3cm">
          <draw:text-box>
            <text:p/>
          </draw:text-box>
        </draw:frame>
        <draw:frame draw:style-name="gr7" draw:layer="layout" svg:width="4.499cm" svg:height="1.6cm" svg:x="20.302cm" svg:y="8.7cm">
          <draw:text-box>
            <text:p/>
          </draw:text-box>
        </draw:frame>
        <draw:frame draw:style-name="gr10" draw:text-style-name="P6" draw:layer="layout" svg:width="1.6cm" svg:height="1cm" svg:x="24.9cm" svg:y="3.2cm">
          <draw:text-box>
            <text:p><text:s/>x</text:p>
          </draw:text-box>
        </draw:frame>
        <draw:frame draw:style-name="gr10" draw:text-style-name="P6" draw:layer="layout" svg:width="2.1cm" svg:height="1cm" svg:x="24.9cm" svg:y="4.8cm">
          <draw:text-box>
            <text:p><text:s/>x+4</text:p>
          </draw:text-box>
        </draw:frame>
        <draw:frame draw:style-name="gr15" draw:text-style-name="P7" draw:layer="layout" svg:width="8.8cm" svg:height="1.673cm" svg:x="9.6cm" svg:y="4.879cm">
          <draw:text-box>
            <text:p>empregado.nome = x+4 </text:p>
          </draw:text-box>
        </draw:frame>
        <draw:frame draw:style-name="gr15" draw:text-style-name="P7" draw:layer="layout" svg:width="7.8cm" svg:height="1.673cm" svg:x="9.4cm" svg:y="8.536cm">
          <draw:text-box>
            <text:p>empregado.nome = x+68 </text:p>
          </draw:text-box>
        </draw:frame>
        <draw:frame draw:style-name="gr15" draw:text-style-name="P7" draw:layer="layout" svg:width="9cm" svg:height="1.673cm" svg:x="9.4cm" svg:y="10.181cm">
          <draw:text-box>
            <text:p>empregado.sexo = x+72</text:p>
          </draw:text-box>
        </draw:frame>
        <draw:line draw:style-name="gr12" draw:text-style-name="P8" draw:layer="layout" svg:x1="16.8cm" svg:y1="3.8cm" svg:x2="20cm" svg:y2="3.6cm">
          <text:p/>
        </draw:line>
        <draw:line draw:style-name="gr12" draw:text-style-name="P8" draw:layer="layout" svg:x1="16.8cm" svg:y1="5.4cm" svg:x2="20cm" svg:y2="5.2cm">
          <text:p/>
        </draw:line>
        <draw:line draw:style-name="gr12" draw:text-style-name="P8" draw:layer="layout" svg:x1="17cm" svg:y1="9cm" svg:x2="20.2cm" svg:y2="8.8cm">
          <text:p/>
        </draw:line>
        <draw:line draw:style-name="gr12" draw:text-style-name="P8" draw:layer="layout" svg:x1="17cm" svg:y1="10.6cm" svg:x2="20.2cm" svg:y2="10.4cm">
          <text:p/>
        </draw:line>
        <draw:frame draw:style-name="gr10" draw:text-style-name="P6" draw:layer="layout" svg:width="2.1cm" svg:height="1cm" svg:x="24.9cm" svg:y="8.5cm">
          <draw:text-box>
            <text:p><text:s/>x+68</text:p>
          </draw:text-box>
        </draw:frame>
        <draw:frame draw:style-name="gr10" draw:text-style-name="P6" draw:layer="layout" svg:width="2.1cm" svg:height="1cm" svg:x="24.9cm" svg:y="10cm">
          <draw:text-box>
            <text:p><text:s/>x+72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stanciando uma estrutura no heap</text:p>
          </draw:text-box>
        </draw:frame>
        <draw:frame presentation:style-name="pr9" draw:text-style-name="P3" draw:layer="layout" svg:width="14.6cm" svg:height="4.978cm" svg:x="4cm" svg:y="3.6cm">
          <draw:text-box>
            <text:p text:style-name="P2"><text:span text:style-name="T3"><text:s/></text:span><text:span text:style-name="T3">emp <text:s text:c="3"/>istruc <text:s/>empregado</text:span></text:p>
            <text:p text:style-name="P2"><text:span text:style-name="T3"><text:s text:c="12"/></text:span><text:span text:style-name="T3">at empregado.salario, </text:span><text:span text:style-name="T3">dd 1000000.0 </text:span></text:p>
            <text:p text:style-name="P2"><text:span text:style-name="T3"><text:s text:c="12"/></text:span><text:span text:style-name="T3">at empregado.nome, </text:span><text:span text:style-name="T3">db "Dr Milionario",0</text:span></text:p>
            <text:p text:style-name="P2"><text:span text:style-name="T3"><text:s text:c="12"/></text:span><text:span text:style-name="T3">at empregado.idade, </text:span><text:span text:style-name="T3">dd 100</text:span></text:p>
            <text:p text:style-name="P2"><text:span text:style-name="T3"><text:s text:c="12"/></text:span><text:span text:style-name="T3">at empregado.sexo, </text:span><text:span text:style-name="T3">db 'm'</text:span></text:p>
            <text:p text:style-name="P2"><text:span text:style-name="T3"><text:s text:c="11"/></text:span><text:span text:style-name="T3">iend</text:span></text:p>
            <text:p text:style-name="P2"><text:span text:style-name="T4"/></text:p>
          </draw:text-box>
        </draw:frame>
        <draw:frame presentation:style-name="pr9" draw:text-style-name="P3" draw:layer="layout" svg:width="14.6cm" svg:height="4.978cm" svg:x="4cm" svg:y="8.7cm">
          <draw:text-box>
            <text:p text:style-name="P2"><text:span text:style-name="T3"><text:s/></text:span><text:span text:style-name="T3">emp <text:s text:c="4"/>istruc <text:s/>empregado</text:span></text:p>
            <text:p text:style-name="P2"><text:span text:style-name="T3"><text:s text:c="12"/></text:span><text:span text:style-name="T3">at salario, dd </text:span><text:span text:style-name="T3">1000000.0 </text:span></text:p>
            <text:p text:style-name="P2"><text:span text:style-name="T3"><text:s text:c="12"/></text:span><text:span text:style-name="T3">at nome, db "Dr </text:span><text:span text:style-name="T3">Milionario",0</text:span></text:p>
            <text:p text:style-name="P2"><text:span text:style-name="T3"><text:s text:c="12"/></text:span><text:span text:style-name="T3">at idade, dd 100</text:span></text:p>
            <text:p text:style-name="P2"><text:span text:style-name="T3"><text:s text:c="12"/></text:span><text:span text:style-name="T3">at sexo, db 'm'</text:span></text:p>
            <text:p text:style-name="P2"><text:span text:style-name="T3"><text:s text:c="12"/></text:span><text:span text:style-name="T3">iend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1" draw:layer="layout" svg:width="25.199cm" svg:height="2.63cm" svg:x="1.4cm" svg:y="0.627cm" presentation:class="title">
          <draw:text-box>
            <text:p>Trocando os valor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Os endereços dos elementos das estruturas devem ser passados para as funções que irão trocar os valores (passagem por referência).</text:p>
              </text:list-item>
              <text:list-item>
                <text:p>Nos exemplos seguintes usaremos a função scanf da biblioteca C.</text:p>
              </text:list-item>
              <text:list-item>
                <text:p>Estes mesmos exemplos valem se o endereço do primeiro elemento da estrutura é obtido por alocação dinâmic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1-16T18:10:42.434469001</dc:date>
    <meta:editing-duration>P4DT13H24M16S</meta:editing-duration>
    <meta:editing-cycles>35</meta:editing-cycles>
    <meta:generator>LibreOffice/5.1.4.2$Linux_X86_64 LibreOffice_project/10m0$Build-2</meta:generator>
    <meta:document-statistic meta:object-count="98"/>
  </office:meta>
</office:document-meta>
</file>